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fo:min-height="9.274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text-properties fo:font-size="29.3999996185303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ython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https://docs.python.org/3/tutorial/index.html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rogramming language</text:p>
              </text:list-item>
              <text:list-item>
                <text:p>Interpreted</text:p>
              </text:list-item>
              <text:list-item>
                <text:p>Very high lev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eatur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igh level data types</text:p>
              </text:list-item>
              <text:list-item>
                <text:p>Statement grouping by indentation</text:p>
              </text:list-item>
              <text:list-item>
                <text:p>CamelCase for class names</text:p>
              </text:list-item>
              <text:list-item>
                <text:p>lower_case_with_underscores for function and method nam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tions to ru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ython3.5</text:p>
                <text:list>
                  <text:list-item>
                    <text:p>Opens interactive mode, i.e, enter commands as lines</text:p>
                  </text:list-item>
                </text:list>
              </text:list-item>
              <text:list-item>
                <text:p>Python3.5 -c “commands” [arg]</text:p>
                <text:list>
                  <text:list-item>
                    <text:p>Directly execute commands</text:p>
                  </text:list-item>
                </text:list>
              </text:list-item>
              <text:list-item>
                <text:p>Python3.5 -m moduleName</text:p>
                <text:list>
                  <text:list-item>
                    <text:p>To execute a python module [arg]</text:p>
                  </text:list-item>
                </text:list>
              </text:list-item>
              <text:list-item>
                <text:p>Python3.5 -i scriptName</text:p>
                <text:list>
                  <text:list-item>
                    <text:p>To execute script and then enter interactive mode</text:p>
                  </text:list-item>
                </text:list>
              </text:list-item>
              <text:list-item>
                <text:p>[arg] are command line arguments</text:p>
                <text:list>
                  <text:list-item>
                    <text:p>Stored in argv variable of sys module</text:p>
                    <text:list>
                      <text:list-item>
                        <text:p>Import sys</text:p>
                      </text:list-item>
                      <text:list-item>
                        <text:p>Sys.argv[0] = -/-c/moduleName respectively</text:p>
                        <text:list>
                          <text:list-item>
                            <text:p>The – means std inp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hange default source code encoding of UTF-8</text:p>
                <text:list>
                  <text:list-item>
                    <text:p># -*- coding: encoding -*-</text:p>
                    <text:list>
                      <text:list-item>
                        <text:p>Must be the 1<text:span text:style-name="T1">st</text:span>/ 2<text:span text:style-name="T1">nd</text:span> line</text:p>
                      </text:list-item>
                    </text:list>
                  </text:list-item>
                </text:list>
              </text:list-item>
              <text:list-item>
                <text:p>Comments</text:p>
                <text:list>
                  <text:list-item>
                    <text:p>Single Line : starting with #</text:p>
                  </text:list-item>
                  <text:list-item>
                    <text:p>“#this is not comment as between single quotes” </text:p>
                  </text:list-item>
                </text:list>
              </text:list-item>
              <text:list-item>
                <text:p>Defining a variable means assigning value to 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mmand Line Argumen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sys</text:p>
                <text:list>
                  <text:list-item>
                    <text:p>Sys.argv[0] has name of file</text:p>
                  </text:list-item>
                  <text:list-item>
                    <text:p>Sys.argv[1:] has all the ar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erators</text:p>
          </draw:text-box>
        </draw:frame>
        <draw:frame presentation:style-name="pr7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+,-,*</text:p>
              </text:list-item>
              <text:list-item>
                <text:p>/ (returns floating point), // (floor division)</text:p>
              </text:list-item>
              <text:list-item>
                <text:p>% (modulo)</text:p>
              </text:list-item>
              <text:list-item>
                <text:p>** (power)</text:p>
              </text:list-item>
              <text:list-item>
                <text:p>= (assignment)</text:p>
                <text:list>
                  <text:list-item>
                    <text:p>Doesn't print anything</text:p>
                  </text:list-item>
                </text:list>
              </text:list-item>
              <text:list-item>
                <text:p>Unary minus has less precedence than **</text:p>
              </text:list-item>
              <text:list-item>
                <text:p>Comparison operators</text:p>
                <text:list>
                  <text:list-item>
                    <text:p>have same precedence but lesser than numerical</text:p>
                  </text:list-item>
                  <text:list-item>
                    <text:p>&lt;, &gt;, &lt;=, &gt;=, ==, !=</text:p>
                  </text:list-item>
                  <text:list-item>
                    <text:p>Is, is not</text:p>
                  </text:list-item>
                  <text:list-item>
                    <text:p>In, not in</text:p>
                  </text:list-item>
                </text:list>
              </text:list-item>
              <text:list-item>
                <text:p>Not</text:p>
              </text:list-item>
              <text:list-item>
                <text:p>Boolean operators : and, or, <text:s/>not</text:p>
                <text:list>
                  <text:list-item>
                    <text:p>Not highest, or lowest</text:p>
                  </text:list-item>
                  <text:list-item>
                    <text:p>Left to right</text:p>
                  </text:list-item>
                  <text:list-item>
                    <text:p>Short circuited as stops evaluation halfway when required</text:p>
                  </text:list-item>
                  <text:list-item>
                    <text:p>If general statement then returns last evaluated value</text:p>
                  </text:list-item>
                </text:list>
              </text:list-item>
              <text:list-item>
                <text:p>The special variable _ </text:p>
                <text:list>
                  <text:list-item>
                    <text:p>Last printed expression is assigned to it</text:p>
                  </text:list-item>
                </text:list>
              </text:list-item>
              <text:list-item>
                <text:p>Python doesn't allow assignments in statem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ata Typ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t</text:p>
              </text:list-item>
              <text:list-item>
                <text:p>float</text:p>
              </text:list-item>
              <text:list-item>
                <text:p>Decimal</text:p>
              </text:list-item>
              <text:list-item>
                <text:p>Fraction</text:p>
              </text:list-item>
              <text:list-item>
                <text:p>Support for complex numbers</text:p>
                <text:list>
                  <text:list-item>
                    <text:p>J or j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ring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immutable</text:p>
              </text:list-item>
              <text:list-item>
                <text:p>“string” or 'string'</text:p>
                <text:list>
                  <text:list-item>
                    <text:p>Both same</text:p>
                  </text:list-item>
                  <text:list-item>
                    <text:p>To escape quotes \</text:p>
                  </text:list-item>
                </text:list>
              </text:list-item>
              <text:list-item>
                <text:p>Concatenate with +</text:p>
                <text:list>
                  <text:list-item>
                    <text:p>To concatenate only string literals</text:p>
                    <text:list>
                      <text:list-item>
                        <text:p>'hello' “world”</text:p>
                        <text:list>
                          <text:list-item>
                            <text:p>work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eat with *</text:p>
              </text:list-item>
              <text:list-item>
                <text:p>eg., 2*'hi'+”world”</text:p>
              </text:list-item>
              <text:list-item>
                <text:p>In print()</text:p>
                <text:list>
                  <text:list-item>
                    <text:p>\n -&gt; new line</text:p>
                  </text:list-item>
                  <text:list-item>
                    <text:p>To interpret as raw string ignore escapes</text:p>
                    <text:list>
                      <text:list-item>
                        <text:p>print(r'string')</text:p>
                      </text:list-item>
                    </text:list>
                  </text:list-item>
                </text:list>
              </text:list-item>
              <text:list-item>
                <text:p>For multiline strings</text:p>
                <text:list>
                  <text:list-item>
                    <text:p>“”” multiline[ENTER]string “”” or '''\ multiline[ENTER]string '''</text:p>
                  </text:list-item>
                  <text:list-item>
                    <text:p>First will give: \nmultiline\nstring\n</text:p>
                  </text:list-item>
                  <text:list-item>
                    <text:p>Second will give: multiline\nstring\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table</text:p>
              </text:list-item>
              <text:list-item>
                <text:p>S=[1,'a']</text:p>
              </text:list-item>
              <text:list-item>
                <text:p>Can have diffrent types</text:p>
              </text:list-item>
              <text:list-item>
                <text:p>Concatenate with +</text:p>
              </text:list-item>
              <text:list-item>
                <text:p>Indexing gives item</text:p>
              </text:list-item>
              <text:list-item>
                <text:p>Slicing gives new list</text:p>
              </text:list-item>
              <text:list-item>
                <text:p>Append with </text:p>
                <text:list>
                  <text:list-item>
                    <text:p>s.append(newElement)</text:p>
                  </text:list-item>
                </text:list>
              </text:list-item>
              <text:list-item>
                <text:p>Nesting allowed</text:p>
                <text:list>
                  <text:list-item>
                    <text:p>x=[a,n]</text:p>
                  </text:list-item>
                  <text:list-item>
                    <text:p>X[0][1] =&gt; 2<text:span text:style-name="T1">nd</text:span> element of list a</text:p>
                  </text:list-item>
                  <text:list-item>
                    <text:p>X[1] =&gt; list n</text:p>
                  </text:list-item>
                </text:list>
              </text:list-item>
              <text:list-item>
                <text:p>Replacing allowed</text:p>
                <text:list>
                  <text:list-item>
                    <text:p>eg., list[2:5] = [] =&gt; remove thes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list.append(x)</text:p>
                    <text:list>
                      <text:list-item>
                        <text:p>Equivalent to a[len(a):] = [x].</text:p>
                      </text:list-item>
                    </text:list>
                  </text:list-item>
                  <text:list-item>
                    <text:p>list.extend(L)</text:p>
                    <text:list>
                      <text:list-item>
                        <text:p>Equivalent to a[len(a):] = L.</text:p>
                      </text:list-item>
                    </text:list>
                  </text:list-item>
                  <text:list-item>
                    <text:p>list.insert(i, x)</text:p>
                    <text:list>
                      <text:list-item>
                        <text:p>Insert before element at ith index</text:p>
                      </text:list-item>
                      <text:list-item>
                        <text:p>a.insert(len(a), x) is equivalent to a.append(x).</text:p>
                      </text:list-item>
                    </text:list>
                  </text:list-item>
                  <text:list-item>
                    <text:p>list.remove(x)</text:p>
                    <text:list>
                      <text:list-item>
                        <text:p>Remove last element</text:p>
                      </text:list-item>
                    </text:list>
                  </text:list-item>
                  <text:list-item>
                    <text:p>list.pop([i])</text:p>
                    <text:list>
                      <text:list-item>
                        <text:p>Removes and returns last element if i not specified</text:p>
                      </text:list-item>
                      <text:list-item>
                        <text:p><text:s/>i is optional</text:p>
                      </text:list-item>
                    </text:list>
                  </text:list-item>
                  <text:list-item>
                    <text:p>list.clear()</text:p>
                    <text:list>
                      <text:list-item>
                        <text:p>Equivalent to del a[:].</text:p>
                      </text:list-item>
                    </text:list>
                  </text:list-item>
                  <text:list-item>
                    <text:p>list.index(x)</text:p>
                  </text:list-item>
                  <text:list-item>
                    <text:p>list.count(x)</text:p>
                    <text:list>
                      <text:list-item>
                        <text:p>no. of occurrences of x</text:p>
                      </text:list-item>
                    </text:list>
                  </text:list-item>
                  <text:list-item>
                    <text:p>list.sort(key=None, reverse=False)</text:p>
                  </text:list-item>
                  <text:list-item>
                    <text:p>list.reverse()</text:p>
                  </text:list-item>
                  <text:list-item>
                    <text:p>list.copy()</text:p>
                  </text:list-item>
                  <text:list-item>
                    <text:p>To create stack</text:p>
                    <text:list>
                      <text:list-item>
                        <text:p>Regular list</text:p>
                        <text:list>
                          <text:list-item>
                            <text:p>List.pop(), list.append()</text:p>
                          </text:list-item>
                        </text:list>
                      </text:list-item>
                    </text:list>
                  </text:list-item>
                  <text:list-item>
                    <text:p>To create queue, use from collections import deque</text:p>
                    <text:list>
                      <text:list-item>
                        <text:p>eg., queue = deque(["Eric", "John", "Michael"])</text:p>
                        <text:list>
                          <text:list-item>
                            <text:p>Queue.append() and queue.popleft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List Comprehensions</text:p>
                <text:list>
                  <text:list-item>
                    <text:p>Concise way to create new list by operating on each element of a list</text:p>
                  </text:list-item>
                  <text:list-item>
                    <text:p>eg.,</text:p>
                    <text:list>
                      <text:list-item>
                        <text:p>squares = list(map(lambda x: x**2, range(10)))</text:p>
                        <text:list>
                          <text:list-item>
                            <text:p>squares = [x**2 for x in range(10)] =&gt; comprehension</text:p>
                          </text:list-item>
                        </text:list>
                      </text:list-item>
                      <text:list-item>
                        <text:p>https://docs.python.org/3/tutorial/datastructures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dexing and Slicing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dexing</text:p>
                <text:list>
                  <text:list-item>
                    <text:p>0,1,... starts from first</text:p>
                  </text:list-item>
                  <text:list-item>
                    <text:p>-1,-2,... starts from last</text:p>
                  </text:list-item>
                  <text:list-item>
                    <text:p>Gives out of range error</text:p>
                  </text:list-item>
                </text:list>
              </text:list-item>
              <text:list-item>
                <text:p>Slicing</text:p>
                <text:list>
                  <text:list-item>
                    <text:p>Word[2:5] =&gt; [2,5)</text:p>
                  </text:list-item>
                  <text:list-item>
                    <text:p>Word[:2] =&gt; [0,2)</text:p>
                  </text:list-item>
                  <text:list-item>
                    <text:p>Word[2:] =&gt; [2,length)</text:p>
                  </text:list-item>
                  <text:list-item>
                    <text:p>Word[-2:] =&gt; [-2,0)</text:p>
                  </text:list-item>
                  <text:list-item>
                    <text:p>Word[:3] + word[3:] =&gt; gives entire word</text:p>
                  </text:list-item>
                  <text:list-item>
                    <text:p>Word[:] =&gt; gives entire word</text:p>
                  </text:list-item>
                  <text:list-item>
                    <text:p>Doesn't give out of range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up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omogeneous elements</text:p>
              </text:list-item>
              <text:list-item>
                <text:p>Enclosed in ()</text:p>
                <text:list>
                  <text:list-item>
                    <text:p>List []</text:p>
                  </text:list-item>
                </text:list>
              </text:list-item>
              <text:list-item>
                <text:p>Separated by comma</text:p>
              </text:list-item>
              <text:list-item>
                <text:p>Immutable</text:p>
                <text:list>
                  <text:list-item>
                    <text:p>But can be created from mutable objects</text:p>
                  </text:list-item>
                  <text:list-item>
                    <text:p>Lists are mutable</text:p>
                  </text:list-item>
                </text:list>
              </text:list-item>
              <text:list-item>
                <text:p>Elements can be referenced through indexing or unpacking</text:p>
                <text:list>
                  <text:list-item>
                    <text:p>In lists, its via iterating</text:p>
                  </text:list-item>
                </text:list>
              </text:list-item>
              <text:list-item>
                <text:p>Empty tuple : t = ()</text:p>
              </text:list-item>
              <text:list-item>
                <text:p>Singleton : t = 1,</text:p>
                <text:list>
                  <text:list-item>
                    <text:p>Comma compulsory</text:p>
                  </text:list-item>
                </text:list>
              </text:list-item>
              <text:list-item>
                <text:p>Parentheses not necessary when assigning</text:p>
              </text:list-item>
              <text:list-item>
                <text:p>Multiple assignments = tuple packing + sequence unpacking</text:p>
                <text:list>
                  <text:list-item>
                    <text:p>eg., x,y,z = 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ets</text:p>
          </draw:text-box>
        </draw:frame>
        <draw:frame presentation:style-name="pr7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{'a', 'b', 'c'} OR set('abc')</text:p>
              </text:list-item>
              <text:list-item>
                <text:p>Unordered collection with no duplicate elements</text:p>
              </text:list-item>
              <text:list-item>
                <text:p>Homogeneous</text:p>
              </text:list-item>
              <text:list-item>
                <text:p>Indexing not allowed</text:p>
              </text:list-item>
              <text:list-item>
                <text:p>Empty set</text:p>
                <text:list>
                  <text:list-item>
                    <text:p>Set()</text:p>
                    <text:list>
                      <text:list-item>
                        <text:p>{} for empty dictionary</text:p>
                      </text:list-item>
                    </text:list>
                  </text:list-item>
                </text:list>
              </text:list-item>
              <text:list-item>
                <text:p>Set operations</text:p>
                <text:list>
                  <text:list-item>
                    <text:p>Membership</text:p>
                    <text:list>
                      <text:list-item>
                        <text:p>eg., 'h' in s -&gt; Ture/False</text:p>
                      </text:list-item>
                    </text:list>
                  </text:list-item>
                  <text:list-item>
                    <text:p>Union</text:p>
                    <text:list>
                      <text:list-item>
                        <text:p>A | b</text:p>
                      </text:list-item>
                    </text:list>
                  </text:list-item>
                  <text:list-item>
                    <text:p>Intersection</text:p>
                    <text:list>
                      <text:list-item>
                        <text:p>A &amp; b</text:p>
                      </text:list-item>
                    </text:list>
                  </text:list-item>
                  <text:list-item>
                    <text:p>Difference</text:p>
                    <text:list>
                      <text:list-item>
                        <text:p>A – b</text:p>
                      </text:list-item>
                    </text:list>
                  </text:list-item>
                  <text:list-item>
                    <text:p>Symmetric difference</text:p>
                    <text:list>
                      <text:list-item>
                        <text:p>A ^ b</text:p>
                      </text:list-item>
                    </text:list>
                  </text:list-item>
                </text:list>
              </text:list-item>
              <text:list-item>
                <text:p>Set comprehensions supported</text:p>
                <text:list>
                  <text:list-item>
                    <text:p>eg., a = {x for x in 'abracadabra' if x not in 'abc'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Loop through sequences :</text:p>
                <text:list>
                  <text:list-item>
                    <text:p>for index, value in enumerate(['tic', 'tac', 'toe']):</text:p>
                    <text:list>
                      <text:list-item>
                        <text:p>print(index,value)</text:p>
                      </text:list-item>
                    </text:list>
                  </text:list-item>
                </text:list>
              </text:list-item>
              <text:list-item>
                <text:p>Loop over &gt;1 sequences :</text:p>
                <text:list>
                  <text:list-item>
                    <text:p>for q, a in zip(questions, answers):</text:p>
                    <text:list>
                      <text:list-item>
                        <text:p>print('What is your {0}? <text:s/>It is {1}.'.format(q, a)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ictionary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d = {"voltage": "four million", "state": "bleedin' demised", "action": "VOOM"}</text:span></text:p>
              </text:list-item>
              <text:list-item>
                <text:p>Unordered set of key:value pairs</text:p>
              </text:list-item>
              <text:list-item>
                <text:p>Unique keys, if same key then rewrites old</text:p>
              </text:list-item>
              <text:list-item>
                <text:p>Keys can be of any immutable type only</text:p>
                <text:list>
                  <text:list-item>
                    <text:p>A tuple created from mutable type is also not allowed</text:p>
                  </text:list-item>
                </text:list>
              </text:list-item>
              <text:list-item>
                <text:p>Access element using dictname[keyName]<text:tab/></text:p>
              </text:list-item>
              <text:list-item>
                <text:p>To delete : del dictname[keyName]</text:p>
              </text:list-item>
              <text:list-item>
                <text:p>Check key name : keyName in dictName</text:p>
              </text:list-item>
              <text:list-item>
                <text:p>Dict() constructor</text:p>
                <text:list>
                  <text:list-item>
                    <text:p>dict([('sape', 4139), ('guido', 4127), ('jack', 4098)])</text:p>
                  </text:list-item>
                  <text:list-item>
                    <text:p>dict(sape=4139, guido=4127, jack=4098)</text:p>
                  </text:list-item>
                </text:list>
              </text:list-item>
              <text:list-item>
                <text:p>Dict comprehensions</text:p>
                <text:list>
                  <text:list-item>
                    <text:p>eg., {x: x**2 for x in (2, 4, 6)}</text:p>
                  </text:list-item>
                </text:list>
              </text:list-item>
              <text:list-item>
                <text:p>Looping through key value pairs</text:p>
                <text:list>
                  <text:list-item>
                    <text:p>for k, v in knights.items():</text:p>
                  </text:list-item>
                </text:list>
              </text:list-item>
              <text:list-item>
                <text:p>d.keys() returns a dictionary view object, its just a view useful for membership test and iter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quence objects may be compared to other objects with the same sequence type. The comparison uses lexicographical ordering recursively.</text:p>
                <text:list>
                  <text:list-item>
                    <text:p>comparing objects of different types with &lt; or &gt; is legal provided that the objects have appropriate comparison methods.</text:p>
                  </text:list-item>
                  <text:list-item>
                    <text:p>eg., 'ABC' &lt; 'C' &lt; 'Pascal' &lt; 'Python'</text:p>
                  </text:list-item>
                  <text:list-item>
                    <text:p>(1, 2, 3) <text:s text:c="12"/>== (1.0, 2.0, 3.0)</text:p>
                  </text:list-item>
                  <text:list-item>
                    <text:p>(1, 2, ('aa', 'ab')) <text:s text:c="2"/>&lt; (1, 2, ('abc', 'a')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round(number,noOfDecimalDigits)</text:p>
              </text:list-item>
              <text:list-item>
                <text:p>print(“message”,variable)</text:p>
                <text:list>
                  <text:list-item>
                    <text:p>By default inserts space between message and variable</text:p>
                  </text:list-item>
                  <text:list-item>
                    <text:p>Ends with newline</text:p>
                    <text:list>
                      <text:list-item>
                        <text:p>To override</text:p>
                        <text:list>
                          <text:list-item>
                            <text:p>print(“message”, end=','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n(string)</text:p>
              </text:list-item>
              <text:list-item>
                <text:p>X = int(input(“Enter an integer”))</text:p>
              </text:list-item>
              <text:list-item>
                <text:p>Keys = sorted(dictionaryName.keys())</text:p>
                <text:list>
                  <text:list-item>
                    <text:p>Returns iterator as sorted list</text:p>
                  </text:list-item>
                </text:list>
              </text:list-item>
              <text:list-item>
                <text:p>reversed(list)</text:p>
                <text:list>
                  <text:list-item>
                    <text:p>Returns iterator as reversed list</text:p>
                  </text:list-item>
                </text:list>
              </text:list-item>
              <text:list-item>
                <text:p>ListName.sort(key = lambda pair:pair[1]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parator.join(args)</text:p>
                <text:list>
                  <text:list-item>
                    <text:p>To join the argument list using separator specifies in the separator string</text:p>
                  </text:list-item>
                </text:list>
              </text:list-item>
              <text:list-item>
                <text:p>Methods which modify mutable data structures only return the default None</text:p>
              </text:list-item>
              <text:list-item>
                <text:p>list(zip(*matrix))</text:p>
                <text:list>
                  <text:list-item>
                    <text:p>To create transpose of matrix</text:p>
                  </text:list-item>
                  <text:list-item>
                    <text:p>Zip basically creates a new sequence having corresponding position elements in same row</text:p>
                  </text:list-item>
                </text:list>
              </text:list-item>
              <text:list-item>
                <text:p>Math.isnan(value)</text:p>
                <text:list>
                  <text:list-item>
                    <text:p>Import math</text:p>
                  </text:list-item>
                </text:list>
              </text:list-item>
              <text:list-item>
                <text:p>Vars()</text:p>
                <text:list>
                  <text:list-item>
                    <text:p>Returns dictionary containing all local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ondition can be expression/any sequence(eg., string,list)</text:p>
                <text:list>
                  <text:list-item>
                    <text:p>Non-zero value or non-zero length is true</text:p>
                  </text:list-item>
                  <text:list-item>
                    <text:p>Zero value or zero length is false</text:p>
                  </text:list-item>
                  <text:list-item>
                    <text:p>Keyword in</text:p>
                    <text:list>
                      <text:list-item>
                        <text:p>eg., i in ('y','Y','yes') ... not in</text:p>
                      </text:list-item>
                    </text:list>
                  </text:list-item>
                  <text:list-item>
                    <text:p>Keyword is</text:p>
                    <text:list>
                      <text:list-item>
                        <text:p>eg., i is None ... is not</text:p>
                      </text:list-item>
                    </text:list>
                  </text:list-item>
                </text:list>
              </text:list-item>
              <text:list-item>
                <text:p>If</text:p>
                <text:list>
                  <text:list-item>
                    <text:p>If condition:</text:p>
                  </text:list-item>
                  <text:list-item>
                    <text:p>Space/tab statement</text:p>
                  </text:list-item>
                  <text:list-item>
                    <text:p>Leave blank to indicate end</text:p>
                    <text:list>
                      <text:list-item>
                        <text:p>The indentation for lines in same block must be same</text:p>
                      </text:list-item>
                    </text:list>
                  </text:list-item>
                  <text:list-item>
                    <text:p>Elif condition:</text:p>
                  </text:list-item>
                  <text:list-item>
                    <text:p>Else:</text:p>
                  </text:list-item>
                </text:list>
              </text:list-item>
              <text:list-item>
                <text:p>While</text:p>
                <text:list>
                  <text:list-item>
                    <text:p>While condition:</text:p>
                  </text:list-item>
                  <text:list-item>
                    <text:p>Same as 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w in words:</text:p>
                  </text:list-item>
                  <text:list-item>
                    <text:p>Statements</text:p>
                  </text:list-item>
                  <text:list-item>
                    <text:p>For w in range(5):</text:p>
                    <text:list>
                      <text:list-item>
                        <text:p>Goes through 0,1,..,4</text:p>
                      </text:list-item>
                      <text:list-item>
                        <text:p>Range(-10,-100,-30) =&gt; -10, -10+(-30), -40+(-30), .. till &gt; -100</text:p>
                      </text:list-item>
                      <text:list-item>
                        <text:p>Range doesn't use space, it just iterates through the elements but isn't a list</text:p>
                        <text:list>
                          <text:list-item>
                            <text:p>Its called iterable</text:p>
                          </text:list-item>
                          <text:list-item>
                            <text:p>For statement is an iterator which iterates through the iterable</text:p>
                            <text:list>
                              <text:list-item>
                                <text:p>list(range(5)) creates a list having 0,1,..,4 – so list() is iterato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Break -&gt; break the loop</text:p>
              </text:list-item>
              <text:list-item>
                <text:p>Continue -&gt; stop current and continue to next iteration</text:p>
              </text:list-item>
              <text:list-item>
                <text:p>Else statement after a loop</text:p>
                <text:list>
                  <text:list-item>
                    <text:p>Execute when loop exhausts but not if breaks</text:p>
                  </text:list-item>
                  <text:list-item>
                    <text:p>Syntax</text:p>
                    <text:list>
                      <text:list-item>
                        <text:p>Else:</text:p>
                        <text:list>
                          <text:list-item>
                            <text:p>state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ass statement</text:p>
                <text:list>
                  <text:list-item>
                    <text:p>A dummy statement</text:p>
                  </text:list-item>
                  <text:list-item>
                    <text:p>Useful for busy waiting in loop, placeholder for function body, or minimal class definition</text:p>
                  </text:list-item>
                  <text:list-item>
                    <text:p>eg., while True: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a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l statement</text:p>
                <text:list>
                  <text:list-item>
                    <text:p>To delete elements from a list (doesn't return element unlike pop())</text:p>
                  </text:list-item>
                  <text:list-item>
                    <text:p>To delete a variable</text:p>
                  </text:list-item>
                  <text:list-item>
                    <text:p>eg., </text:p>
                    <text:list>
                      <text:list-item>
                        <text:p>del q[2:4]</text:p>
                      </text:list-item>
                      <text:list-item>
                        <text:p>del q[:] -&gt; just empties q</text:p>
                      </text:list-item>
                      <text:list-item>
                        <text:p>del q -&gt; completely removes 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lass ClassName:</text:p>
                <text:list>
                  <text:list-item>
                    <text:p>Stat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Func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fun(args):</text:p>
                <text:list>
                  <text:list-item>
                    <text:p>“””docstring””” or '''docstring'''</text:p>
                    <text:list>
                      <text:list-item>
                        <text:p>Docstring is useful when certain softwares create auto documentation</text:p>
                      </text:list-item>
                    </text:list>
                  </text:list-item>
                  <text:list-item>
                    <text:p>Statements</text:p>
                  </text:list-item>
                  <text:list-item>
                    <text:p>return something/nothing or simply leave</text:p>
                    <text:list>
                      <text:list-item>
                        <text:p>If empty return or nothing, then function returns “None” ... this value is of no significance</text:p>
                      </text:list-item>
                    </text:list>
                  </text:list-item>
                </text:list>
              </text:list-item>
              <text:list-item>
                <text:p>Function has a specific datatype, so if we say functionName, it will return some value</text:p>
                <text:list>
                  <text:list-item>
                    <text:p>Also we can do f = fun ... then f is also function same as fun</text:p>
                  </text:list-item>
                </text:list>
              </text:list-item>
              <text:list-item>
                <text:p>Default Arguments</text:p>
                <text:list>
                  <text:list-item>
                    <text:p>eg., ask_ok(prompt, retries=4)</text:p>
                  </text:list-item>
                  <text:list-item>
                    <text:p>The default value</text:p>
                    <text:list>
                      <text:list-item>
                        <text:p>Is evaluated at the point of function definition</text:p>
                      </text:list-item>
                    </text:list>
                  </text:list-item>
                </text:list>
              </text:list-item>
              <text:list-item>
                <text:p>Is evaluated only once, so in case of mutable objects it will generally share the object between multiple calls like a static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list text:style-name="L1">
              <text:list-header>
                <text:p>Defining function</text:p>
              </text:list-header>
            </text:list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and Positional Arguments</text:p>
                <text:list>
                  <text:list-item>
                    <text:p>eg., parrot('a thousand', state='pushing up the daisies') <text:s/># 1 positional, 1 keyword</text:p>
                  </text:list-item>
                  <text:list-item>
                    <text:p>keyword arguments must be after positional arguments</text:p>
                  </text:list-item>
                </text:list>
              </text:list-item>
              <text:list-item>
                <text:p>Arbitrary arguments</text:p>
                <text:list>
                  <text:list-item>
                    <text:p>**name dictionary corresponds to keyword args</text:p>
                  </text:list-item>
                  <text:list-item>
                    <text:p>*name tuple corresponds to positional args</text:p>
                  </text:list-item>
                  <text:list-item>
                    <text:p>Any args after *name/ **name are keyword-only args</text:p>
                  </text:list-item>
                  <text:list-item>
                    <text:p>Useful when our arg list is in a variable and we can simply pass that variable as *list or **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ambda Express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lambda</text:p>
              </text:list-item>
              <text:list-item>
                <text:p>To create small anonymous functions</text:p>
              </text:list-item>
              <text:list-item>
                <text:p>eg., lambda a, b: a+b</text:p>
              </text:list-item>
              <text:list-item>
                <text:p>syntactically restricted to a single expression</text:p>
              </text:list-item>
              <text:list-item>
                <text:p>lambda functions can reference variables from the containing scope</text:p>
              </text:list-item>
              <text:list-item>
                <text:p>https://docs.python.org/3/tutorial/controlflow.htm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ocumentation String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Enclosed in “”” “””</text:p>
              </text:list-item>
              <text:list-item>
                <text:p>First line of a function -&gt; object's purpose (not name/type)</text:p>
              </text:list-item>
              <text:list-item>
                <text:p>Leave blank</text:p>
              </text:list-item>
              <text:list-item>
                <text:p>Object's calling conventions and side effects</text:p>
                <text:list>
                  <text:list-item>
                    <text:p>The indentation here is considered to be indentation for all next docstrings</text:p>
                  </text:list-item>
                </text:list>
              </text:list-item>
              <text:list-item>
                <text:p>To print</text:p>
                <text:list>
                  <text:list-item>
                    <text:p>print(functionName.__doc__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 Annot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Optional metadata info about types used by a function</text:p>
              </text:list-item>
              <text:list-item>
                <text:p>Stored in attribute : __annotations__</text:p>
              </text:list-item>
              <text:list-item>
                <text:p>eg., def f(ham: str, eggs: str = 'eggs') -&gt; str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cluding librari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o use pi value of math</text:p>
                <text:list>
                  <text:list-item>
                    <text:p>from math import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cript : a file containing sequence of python statements which can be run when calling the interpreter</text:p>
              </text:list-item>
              <text:list-item>
                <text:p>Module: a file containing definitions with .py extension</text:p>
                <text:list>
                  <text:list-item>
                    <text:p>Can be used in a script or interactive interpreter instance by importing</text:p>
                    <text:list>
                      <text:list-item>
                        <text:p>eg., import moduleName</text:p>
                        <text:list>
                          <text:list-item>
                            <text:p>Then access its functions through moduleName.fun</text:p>
                          </text:list-item>
                        </text:list>
                      </text:list-item>
                      <text:list-item>
                        <text:p>eg., from moduleName import functionName/*</text:p>
                        <text:list>
                          <text:list-item>
                            <text:p>Imports all names except ones starting with _</text:p>
                          </text:list-item>
                        </text:list>
                      </text:list-item>
                      <text:list-item>
                        <text:p>eg., importlib.reload(moduleName)</text:p>
                        <text:list>
                          <text:list-item>
                            <text:p>To reload a modified module</text:p>
                          </text:list-item>
                        </text:list>
                      </text:list-item>
                    </text:list>
                  </text:list-item>
                  <text:list-item>
                    <text:p>Global variable of module has its name</text:p>
                    <text:list>
                      <text:list-item>
                        <text:p>ModuleName.__name__</text:p>
                      </text:list-item>
                    </text:list>
                  </text:list-item>
                  <text:list-item>
                    <text:p>If module has executable stmts, they are executed once when imported or when run as a script</text:p>
                  </text:list-item>
                  <text:list-item>
                    <text:p>Running the module as a script, the __name__ = “__main__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arching modules</text:p>
                <text:list>
                  <text:list-item>
                    <text:p>The sys.path has all the paths to search ... first entry is the diretory of current script or defalut current directory ... gets value from env variable PYTHONPATH</text:p>
                  </text:list-item>
                </text:list>
              </text:list-item>
              <text:list-item>
                <text:p>Compiled modules</text:p>
                <text:list>
                  <text:list-item>
                    <text:p>Cached under __pycache__ directory under the name module.version.pyc</text:p>
                  </text:list-item>
                  <text:list-item>
                    <text:p>https://docs.python.org/3/tutorial/module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andard 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s module</text:p>
                <text:list>
                  <text:list-item>
                    <text:p>Import sys</text:p>
                  </text:list-item>
                  <text:list-item>
                    <text:p>Sys.argv[i]</text:p>
                    <text:list>
                      <text:list-item>
                        <text:p>Command line arguments</text:p>
                      </text:list-item>
                    </text:list>
                  </text:list-item>
                  <text:list-item>
                    <text:p>Sys.path</text:p>
                    <text:list>
                      <text:list-item>
                        <text:p>List of search path for modules</text:p>
                      </text:list-item>
                      <text:list-item>
                        <text:p>Sys.path.appen()</text:p>
                      </text:list-item>
                    </text:list>
                  </text:list-item>
                  <text:list-item>
                    <text:p>Sys.ps1/ps2</text:p>
                    <text:list>
                      <text:list-item>
                        <text:p>Primary and secondary prompt symbols</text:p>
                      </text:list-item>
                      <text:list-item>
                        <text:p>Sys.ps2 = '!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unction dir()</text:p>
                <text:list>
                  <text:list-item>
                    <text:p>To display all the names defined by a module</text:p>
                  </text:list-item>
                  <text:list-item>
                    <text:p>dir(moduleName) or dir()</text:p>
                  </text:list-item>
                  <text:list-item>
                    <text:p>To see builtins,</text:p>
                    <text:list>
                      <text:list-item>
                        <text:p>Import builtins</text:p>
                      </text:list-item>
                      <text:list-item>
                        <text:p>dir(builti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 way of structuring Python’s module namespace by using “dotted module names”</text:p>
              </text:list-item>
              <text:list-item>
                <text:p>When importing the package, Python searches through the directories on sys.path looking for the package subdirectory.</text:p>
              </text:list-item>
              <text:list-item>
                <text:p>The __init__.py files are required to make Python treat the directories as containing packages.</text:p>
                <text:list>
                  <text:list-item>
                    <text:p><text:span text:style-name="T2">can just be an empty file, but it can also execute initialization code for the package</text:span></text:p>
                  </text:list-item>
                  <text:list-item>
                    <text:p><text:span text:style-name="T2">Set __all__ variable to specify which subpackages to be loaded on import *</text:span></text:p>
                    <text:list>
                      <text:list-item>
                        <text:p><text:span text:style-name="T2">eg., __all__ = ["echo", "surround", "reverse"]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rom package import item</text:span></text:p>
                <text:list>
                  <text:list-item>
                    <text:p><text:span text:style-name="T2">Item -&gt; a submodule (or subpackage) of the package, or some other name defined in the package, like a function, class or variable.</text:span></text:p>
                  </text:list-item>
                  <text:list-item>
                    <text:p><text:span text:style-name="T2">The import statement first tests whether the item is defined in the package; if not, it assumes it is a module and attempts to load it.</text:span></text:p>
                  </text:list-item>
                </text:list>
              </text:list-item>
              <text:list-item>
                <text:p><text:span text:style-name="T2">import item.subitem.subsubitem</text:span></text:p>
                <text:list>
                  <text:list-item>
                    <text:p><text:span text:style-name="T2">each item except for the last must be a package; the last item can be a module or a package but can’t be a class or function or variable defined in the previous item.</text:span></text:p>
                  </text:list-item>
                </text:list>
              </text:list-item>
              <text:list-item>
                <text:p><text:span text:style-name="T2">from package import *</text:span></text:p>
                <text:list>
                  <text:list-item>
                    <text:p><text:span text:style-name="T2">If __all__ is not defined</text:span></text:p>
                    <text:list>
                      <text:list-item>
                        <text:p><text:span text:style-name="T2">it only ensures that the package has been imported (possibly running any initialization code in __init__.py) and whatever names are defined in the package. This includes any names defined (and submodules explicitly loaded) by __init__.py. It also includes any submodules of the package that were explicitly loaded by previous import state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span text:style-name="T2">Intra package references</text:span></text:p>
                <text:list>
                  <text:list-item>
                    <text:p><text:span text:style-name="T2">Absolute path will work or use '.' or '..'</text:span></text:p>
                  </text:list-item>
                </text:list>
              </text:list-item>
              <text:list-item>
                <text:p><text:span text:style-name="T2">__path__</text:span></text:p>
                <text:list>
                  <text:list-item>
                    <text:p><text:span text:style-name="T2">Contains the directory having __init__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put:</text:p>
                <text:list>
                  <text:list-item>
                    <text:p>X = input(optionalPromptMessage)</text:p>
                  </text:list-item>
                </text:list>
              </text:list-item>
              <text:list-item>
                <text:p>Output:</text:p>
                <text:list>
                  <text:list-item>
                    <text:p>Print()</text:p>
                  </text:list-item>
                  <text:list-item>
                    <text:p>O/p formatting</text:p>
                    <text:list>
                      <text:list-item>
                        <text:p>Str() or repr() to convert into string</text:p>
                        <text:list>
                          <text:list-item>
                            <text:p>Str() to generate human readable strings</text:p>
                          </text:list-item>
                          <text:list-item>
                            <text:p>Repr() to generate interpreter readable strings so include quotes “”</text:p>
                          </text:list-item>
                        </text:list>
                      </text:list-item>
                      <text:list-item>
                        <text:p>string.rjust(n)</text:p>
                        <text:list>
                          <text:list-item>
                            <text:p>right-justifies a string in a field of a given width by padding it with spaces on the left</text:p>
                          </text:list-item>
                          <text:list-item>
                            <text:p>Doesn't truncate long string</text:p>
                            <text:list>
                              <text:list-item>
                                <text:p>Use x.ljust(n)[:n] to truncat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tring.zfill(n)</text:p>
                        <text:list>
                          <text:list-item>
                            <text:p>pads a numeric string on the left with zeros</text:p>
                          </text:list-item>
                          <text:list-item>
                            <text:p>It understands about plus and minus sig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list>
                  <text:list-item>
                    <text:p>O/p formatting</text:p>
                    <text:list>
                      <text:list-item>
                        <text:p>String.format()</text:p>
                        <text:list>
                          <text:list-item>
                            <text:p>print('We are the {} who say "{}!"'.format('knights', 'Ni'))</text:p>
                          </text:list-item>
                          <text:list-item>
                            <text:p>print('The story of {0}, {1}, and {other}.'.format('Bill', 'Manfred', other='Georg'))</text:p>
                          </text:list-item>
                          <text:list-item>
                            <text:p>print('The value of PI is approximately {!r}.'.format(math.pi))</text:p>
                            <text:list>
                              <text:list-item>
                                <text:p>'!a' (apply ascii())</text:p>
                              </text:list-item>
                              <text:list-item>
                                <text:p>'!s' (apply str())</text:p>
                              </text:list-item>
                              <text:list-item>
                                <text:p>'!r' (apply repr())</text:p>
                              </text:list-item>
                            </text:list>
                          </text:list-item>
                          <text:list-item>
                            <text:p>print('The value of PI is approximately {0:.3f}.'.format(math.pi))</text:p>
                            <text:list>
                              <text:list-item>
                                <text:p>For 3 number after .</text:p>
                              </text:list-item>
                            </text:list>
                          </text:list-item>
                          <text:list-item>
                            <text:p>print('{0:10} ==&gt; {1:10d}'.format(name, phone))</text:p>
                            <text:list>
                              <text:list-item>
                                <text:p>10 for left, 10d for right</text:p>
                              </text:list-item>
                            </text:list>
                          </text:list-item>
                          <text:list-item>
                            <text:p>table = {'Sjoerd': 4127, 'Jack': 4098, 'Dcab': 8637678}</text:p>
                            <text:list>
                              <text:list-item>
                                <text:p>print('Jack: {0[Jack]:d}; Sjoerd: {0[Sjoerd]:d}; 'Dcab: {0[Dcab]:d}'.format(table))</text:p>
                              </text:list-item>
                              <text:list-item>
                                <text:p>print('Jack: {Jack:d}; Sjoerd: {Sjoerd:d}; Dcab: {Dcab:d}'.format(**table)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print('The value of PI is approximately %5.3f.' % math.pi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4:12:38.937595899</meta:creation-date>
    <dc:date>2016-01-29T17:37:04.910647918</dc:date>
    <meta:editing-duration>PT10H30M34S</meta:editing-duration>
    <meta:editing-cycles>216</meta:editing-cycles>
    <meta:generator>LibreOffice/4.2.8.2$Linux_X86_64 LibreOffice_project/420m0$Build-2</meta:generator>
    <meta:document-statistic meta:object-count="192"/>
  </office:meta>
</office:document-meta>
</file>